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1C46C578E412384462C.jpg" manifest:media-type="image/jpeg"/>
  <manifest:file-entry manifest:full-path="Pictures/1000020100000200000002009C1A914E704CE8C6.png" manifest:media-type="image/png"/>
  <manifest:file-entry manifest:full-path="Pictures/10000000000001F4000001F4D76B8CE9E130F40D.png" manifest:media-type="image/png"/>
  <manifest:file-entry manifest:full-path="Pictures/100002010000019000000190B8A0EC8003CC08B4.png" manifest:media-type="image/png"/>
  <manifest:file-entry manifest:full-path="Pictures/1000020100000438000002D0546301884573E94A.png" manifest:media-type="image/png"/>
  <manifest:file-entry manifest:full-path="Pictures/100002010000013B000000A0D509161AE6EB5E7E.png" manifest:media-type="image/png"/>
  <manifest:file-entry manifest:full-path="Pictures/10000201000001F0000000FFEBA2A42C26D85039.png" manifest:media-type="image/png"/>
  <manifest:file-entry manifest:full-path="Pictures/1000020100000076000000F018417EB8BC282DBD.png" manifest:media-type="image/png"/>
  <manifest:file-entry manifest:full-path="Pictures/10000201000003E80000029BD3DA07802264728D.png" manifest:media-type="image/png"/>
  <manifest:file-entry manifest:full-path="Pictures/100002010000008C000000C8F7C4DFB3BED13A75.png" manifest:media-type="image/png"/>
  <manifest:file-entry manifest:full-path="Pictures/10000000000005570000020888F6CDA2560B90F3.jpg" manifest:media-type="image/jpeg"/>
  <manifest:file-entry manifest:full-path="Pictures/10000201000001ED0000010E6E5967BAFC691BEA.png" manifest:media-type="image/png"/>
  <manifest:file-entry manifest:full-path="Pictures/10000201000001E5000000EF427CA00E09E3A0BE.png" manifest:media-type="image/png"/>
  <manifest:file-entry manifest:full-path="Pictures/1000007C0000021C000002082ACE770C949BD76A.gif" manifest:media-type="image/gif"/>
  <manifest:file-entry manifest:full-path="Pictures/1000020100000172000000F431CC37F8B6513D70.png" manifest:media-type="image/png"/>
  <manifest:file-entry manifest:full-path="Pictures/10000201000000C10000019F554957F879AD519F.png" manifest:media-type="image/png"/>
  <manifest:file-entry manifest:full-path="Pictures/100002010000006B000000268BC1ACA6F9F9A665.png" manifest:media-type="image/png"/>
  <manifest:file-entry manifest:full-path="Pictures/10000201000001D90000012ABF1F7406443AB662.png" manifest:media-type="image/png"/>
  <manifest:file-entry manifest:full-path="Pictures/100002010000007D000000DBC07262CE346A0069.png" manifest:media-type="image/png"/>
  <manifest:file-entry manifest:full-path="Pictures/10000201000000630000007FBBC472F80DDEB999.png" manifest:media-type="image/png"/>
  <manifest:file-entry manifest:full-path="Pictures/1000020100000286000000DBBCC51CDFB924BC9E.png" manifest:media-type="image/png"/>
  <manifest:file-entry manifest:full-path="Pictures/10000201000000CA00000158602B5280FC1571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dfcce4" draw:marker-start-width="0.359cm" draw:marker-end-width="0.359cm" svg:stroke-opacity="100%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="none" fo:min-height="4.751cm"/>
    </style:style>
    <style:style style:name="gr5" style:family="graphic" style:parent-style-name="standard">
      <style:graphic-properties svg:stroke-color="#ffffff" draw:fill-color="#bce4e5" draw:opacity="95%" draw:textarea-horizontal-align="justify" draw:textarea-vertical-align="middle" draw:auto-grow-height="false" fo:min-height="2.666cm" fo:min-width="4.981cm"/>
    </style:style>
    <style:style style:name="gr6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-5%" draw:gamma="3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bce4e5" draw:opacity="95%" draw:textarea-horizontal-align="justify" draw:textarea-vertical-align="middle" draw:auto-grow-height="false" fo:min-height="2.539cm" fo:min-width="3.714cm"/>
    </style:style>
    <style:style style:name="gr8" style:family="graphic" style:parent-style-name="objectwithoutfill">
      <style:graphic-properties svg:stroke-width="0.212cm" svg:stroke-color="#454fa1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aa55a1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color="#ffffff" draw:fill-color="#bce4e5" draw:opacity="95%" draw:textarea-horizontal-align="justify" draw:textarea-vertical-align="middle" draw:auto-grow-height="false" fo:min-height="2.539cm" fo:min-width="4.07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-3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69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fill-color="#21409a" draw:textarea-horizontal-align="justify" draw:textarea-vertical-align="middle" draw:auto-grow-height="false" fo:min-height="15.5cm" fo:min-width="13.216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4.118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4.116cm"/>
    </style:style>
    <style:style style:name="pr4" style:family="presentation" style:parent-style-name="Default-title">
      <style:graphic-properties fo:min-height="1.27cm"/>
    </style:style>
    <style:style style:name="pr5" style:family="presentation" style:parent-style-name="Default-title">
      <style:graphic-properties fo:min-height="1.65cm"/>
    </style:style>
    <style:style style:name="pr6" style:family="presentation" style:parent-style-name="Default-title">
      <style:graphic-properties fo:min-height="1.196cm"/>
    </style:style>
    <style:style style:name="pr7" style:family="presentation" style:parent-style-name="Default-title">
      <style:graphic-properties fo:min-height="1.1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Ubuntu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text-properties style:font-name="Ubuntu" fo:font-size="28pt"/>
    </style:style>
    <style:style style:name="P6" style:family="paragraph">
      <loext:graphic-properties draw:fill-color="#bce4e5" draw:opacity="95%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21409a"/>
      <style:paragraph-properties fo:text-align="center"/>
    </style:style>
    <style:style style:name="P11" style:family="paragraph">
      <style:text-properties style:font-name="Ubuntu" fo:font-size="24pt"/>
    </style:style>
    <style:style style:name="T1" style:family="text">
      <style:text-properties fo:color="#aa55a1" style:font-name="Ubuntu"/>
    </style:style>
    <style:style style:name="T2" style:family="text">
      <style:text-properties fo:color="#00508f" style:font-name="Ubuntu"/>
    </style:style>
    <style:style style:name="T3" style:family="text">
      <style:text-properties fo:font-variant="normal" fo:text-transform="none" fo:color="#aa55a1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508f" style:text-outline="false" style:text-line-through-style="none" style:text-line-through-type="none" style:font-name="Ubuntu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508f" style:text-outline="false" style:text-line-through-style="none" style:text-line-through-type="none" style:font-name="Ubuntu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a55a1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508f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a55a1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508f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a55a1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08f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a55a1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f187c" style:font-name="Ubuntu" fo:font-size="28pt" style:font-size-asian="28pt" style:font-size-complex="28pt"/>
    </style:style>
    <style:style style:name="T14" style:family="text">
      <style:text-properties fo:color="#00599d" style:font-name="Ubuntu" fo:font-size="28pt" style:font-size-asian="28pt" style:font-size-complex="28pt"/>
    </style:style>
    <style:style style:name="T15" style:family="text">
      <style:text-properties fo:color="#8f187c" style:font-name="Ubuntu" fo:font-size="28pt"/>
    </style:style>
    <style:style style:name="T16" style:family="text">
      <style:text-properties fo:color="#00599d" style:font-name="Ubuntu" fo:font-size="28pt"/>
    </style:style>
    <style:style style:name="T17" style:family="text">
      <style:text-properties fo:color="#8f187c" style:font-name="Ubuntu"/>
    </style:style>
    <style:style style:name="T18" style:family="text">
      <style:text-properties fo:color="#00599d" style:font-name="Ubuntu"/>
    </style:style>
    <style:style style:name="T19" style:family="text">
      <style:text-properties fo:color="#00599d" style:font-name="Ubuntu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4cm" svg:height="8.841cm" svg:x="0cm" svg:y="-0.051cm">
          <draw:image xlink:href="Pictures/10000000000005570000020888F6CDA2560B90F3.jpg" xlink:type="simple" xlink:show="embed" xlink:actuate="onLoad">
            <text:p/>
          </draw:image>
        </draw:frame>
        <draw:frame presentation:style-name="pr1" draw:text-style-name="P2" draw:layer="layout" svg:width="13.741cm" svg:height="2.629cm" svg:x="11.057cm" svg:y="10.622cm" presentation:class="title" presentation:user-transformed="true">
          <draw:text-box>
            <text:p><text:span text:style-name="T1">tema</text:span><text:span text:style-name="T1">n</text:span><text:span text:style-name="T2">jala</text:span><text:span text:style-name="T2">n</text:span></text:p>
          </draw:text-box>
        </draw:frame>
        <draw:frame draw:style-name="gr1" draw:text-style-name="P1" draw:layer="layout" svg:width="8.958cm" svg:height="5.644cm" svg:x="4.98cm" svg:y="9.044cm">
          <draw:image xlink:href="Pictures/10000201000001D90000012ABF1F7406443AB662.png" xlink:type="simple" xlink:show="embed" xlink:actuate="onLoad">
            <text:p/>
          </draw:image>
        </draw:frame>
        <draw:frame draw:style-name="gr1" draw:text-style-name="P1" draw:layer="layout" svg:width="4.318cm" svg:height="2.22cm" svg:x="0.808cm" svg:y="0.564cm">
          <draw:image xlink:href="Pictures/10000201000001F0000000FFEBA2A42C26D8503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27cm" svg:y="1.052cm" presentation:class="title" presentation:user-transformed="true">
          <draw:text-box>
            <text:p><text:span text:style-name="T3">meet</text:span><text:span text:style-name="T4">our</text:span><text:span text:style-name="T3">t</text:span><text:span text:style-name="T3">eam</text:span></text:p>
          </draw:text-box>
        </draw:frame>
        <draw:line draw:style-name="gr3" draw:text-style-name="P1" draw:layer="layout" svg:x1="3.126cm" svg:y1="5.775cm" svg:x2="3.126cm" svg:y2="8.112cm">
          <text:p/>
        </draw:line>
        <draw:line draw:style-name="gr3" draw:text-style-name="P1" draw:layer="layout" svg:x1="4.226cm" svg:y1="10.076cm" svg:x2="4.226cm" svg:y2="12.413cm">
          <text:p/>
        </draw:line>
        <draw:frame draw:style-name="gr4" draw:text-style-name="P4" draw:layer="layout" svg:width="12.446cm" svg:height="5.001cm" svg:x="3.178cm" svg:y="5.921cm">
          <draw:text-box>
            <text:p><text:span text:style-name="T5">Fadz</text:span><text:span text:style-name="T5">ri</text:span><text:span text:style-name="T6">Charism</text:span><text:span text:style-name="T6">a</text:span></text:p>
          </draw:text-box>
        </draw:frame>
        <draw:frame draw:style-name="gr4" draw:text-style-name="P4" draw:layer="layout" svg:width="12.446cm" svg:height="5.001cm" svg:x="4.278cm" svg:y="10.122cm">
          <draw:text-box>
            <text:p><text:span text:style-name="T5">Ham</text:span><text:span text:style-name="T5">di</text:span><text:span text:style-name="T6">Ranuha</text:span><text:span text:style-name="T6">rja</text:span></text:p>
          </draw:text-box>
        </draw:frame>
        <draw:line draw:style-name="gr3" draw:text-style-name="P1" draw:layer="layout" svg:x1="15.227cm" svg:y1="5.776cm" svg:x2="15.227cm" svg:y2="8.113cm">
          <text:p/>
        </draw:line>
        <draw:line draw:style-name="gr3" draw:text-style-name="P1" draw:layer="layout" svg:x1="16.327cm" svg:y1="10.077cm" svg:x2="16.327cm" svg:y2="12.414cm">
          <text:p/>
        </draw:line>
        <draw:frame draw:style-name="gr4" draw:text-style-name="P4" draw:layer="layout" svg:width="12.446cm" svg:height="5.001cm" svg:x="15.279cm" svg:y="5.922cm">
          <draw:text-box>
            <text:p><text:span text:style-name="T5">Lelia</text:span><text:span text:style-name="T5">nto</text:span><text:span text:style-name="T6">Pra</text:span><text:span text:style-name="T6">dana</text:span></text:p>
          </draw:text-box>
        </draw:frame>
        <draw:frame draw:style-name="gr4" draw:text-style-name="P4" draw:layer="layout" svg:width="12.446cm" svg:height="5.001cm" svg:x="16.379cm" svg:y="10.123cm">
          <draw:text-box>
            <text:p><text:span text:style-name="T5">Willy</text:span><text:span text:style-name="T6">Sumarno</text:span></text:p>
          </draw:text-box>
        </draw:frame>
        <draw:frame draw:style-name="gr1" draw:text-style-name="P1" draw:layer="layout" svg:width="1.329cm" svg:height="0.837cm" svg:x="18.696cm" svg:y="1.424cm">
          <draw:image xlink:href="Pictures/10000201000001D90000012ABF1F7406443AB66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10.16cm" svg:height="4.116cm" svg:x="1.394cm" svg:y="5.79cm" presentation:class="title" presentation:user-transformed="true">
          <draw:text-box>
            <text:p><text:span text:style-name="T4">Out</text:span><text:span text:style-name="T4">line</text:span><text:span text:style-name="T4"><text:line-break/></text:span><text:span text:style-name="T3">Prese</text:span><text:span text:style-name="T3">ntati</text:span><text:span text:style-name="T3">on</text:span></text:p>
          </draw:text-box>
        </draw:frame>
        <draw:frame draw:style-name="gr1" draw:text-style-name="P1" draw:layer="layout" svg:width="2.132cm" svg:height="1.343cm" svg:x="1.548cm" svg:y="4.472cm">
          <draw:image xlink:href="Pictures/10000201000001D90000012ABF1F7406443AB662.png" xlink:type="simple" xlink:show="embed" xlink:actuate="onLoad">
            <text:p/>
          </draw:image>
        </draw:frame>
        <draw:line draw:style-name="gr3" draw:text-style-name="P1" draw:layer="layout" svg:x1="13.462cm" svg:y1="2.032cm" svg:x2="13.462cm" svg:y2="13.716cm">
          <text:p/>
        </draw:line>
        <draw:frame presentation:style-name="pr4" draw:text-style-name="P5" draw:layer="layout" svg:width="4.118cm" svg:height="1.27cm" svg:x="20.012cm" svg:y="3.61cm" presentation:class="title" presentation:user-transformed="true">
          <draw:text-box>
            <text:p><text:span text:style-name="T7">Git</text:span><text:span text:style-name="T8">flow</text:span></text:p>
          </draw:text-box>
        </draw:frame>
        <draw:frame presentation:style-name="pr5" draw:text-style-name="P2" draw:layer="layout" svg:width="6.15cm" svg:height="1.65cm" svg:x="14.524cm" svg:y="1.876cm" presentation:class="title" presentation:user-transformed="true">
          <draw:text-box>
            <text:p><text:span text:style-name="T9">Project</text:span><text:span text:style-name="T10">st</text:span><text:span text:style-name="T10">ory</text:span></text:p>
          </draw:text-box>
        </draw:frame>
        <draw:frame presentation:style-name="pr6" draw:text-style-name="P2" draw:layer="layout" svg:width="8.89cm" svg:height="1.196cm" svg:x="16.74cm" svg:y="5.308cm" presentation:class="title" presentation:user-transformed="true">
          <draw:text-box>
            <text:p><text:span text:style-name="T9">Project</text:span><text:span text:style-name="T10">St</text:span><text:span text:style-name="T10">ructuring</text:span></text:p>
          </draw:text-box>
        </draw:frame>
        <draw:frame presentation:style-name="pr7" draw:text-style-name="P2" draw:layer="layout" svg:width="6.096cm" svg:height="1.106cm" svg:x="18.596cm" svg:y="7.122cm" presentation:class="title" presentation:user-transformed="true">
          <draw:text-box>
            <text:p><text:span text:style-name="T9">Global</text:span><text:span text:style-name="T10">St</text:span><text:span text:style-name="T10">ate</text:span></text:p>
          </draw:text-box>
        </draw:frame>
        <draw:frame presentation:style-name="pr5" draw:text-style-name="P5" draw:layer="layout" svg:width="9.96cm" svg:height="1.65cm" svg:x="13.97cm" svg:y="8.71cm" presentation:class="title" presentation:user-transformed="true">
          <draw:text-box>
            <text:p><text:span text:style-name="T11">Compon</text:span><text:span text:style-name="T11">ent</text:span><text:span text:style-name="T12">State</text:span><text:span text:style-name="T12">less</text:span></text:p>
          </draw:text-box>
        </draw:frame>
        <draw:frame presentation:style-name="pr5" draw:text-style-name="P2" draw:layer="layout" svg:width="6.15cm" svg:height="1.65cm" svg:x="20.012cm" svg:y="10.414cm" presentation:class="title" presentation:user-transformed="true">
          <draw:text-box>
            <text:p><text:span text:style-name="T13">Support</text:span><text:span text:style-name="T13">ed</text:span><text:span text:style-name="T14">by</text:span></text:p>
          </draw:text-box>
        </draw:frame>
        <draw:frame presentation:style-name="pr7" draw:text-style-name="P5" draw:layer="layout" svg:width="4.625cm" svg:height="1.106cm" svg:x="15.187cm" svg:y="12.246cm" presentation:class="title" presentation:user-transformed="true">
          <draw:text-box>
            <text:p><text:span text:style-name="T15">Live</text:span><text:span text:style-name="T16">Dem</text:span><text:span text:style-name="T16">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27cm" svg:y="1.052cm" presentation:class="title" presentation:user-transformed="true">
          <draw:text-box>
            <text:p><text:span text:style-name="T4">Proj</text:span><text:span text:style-name="T4">ect</text:span><text:span text:style-name="T3">s</text:span><text:span text:style-name="T3">tory</text:span></text:p>
          </draw:text-box>
        </draw:frame>
        <draw:frame draw:style-name="gr1" draw:text-style-name="P1" draw:layer="layout" svg:width="1.329cm" svg:height="0.837cm" svg:x="18.897cm" svg:y="1.425cm">
          <draw:image xlink:href="Pictures/10000201000001D90000012ABF1F7406443AB662.png" xlink:type="simple" xlink:show="embed" xlink:actuate="onLoad">
            <text:p/>
          </draw:image>
        </draw:frame>
        <draw:custom-shape draw:style-name="gr5" draw:text-style-name="P6" draw:layer="layout" svg:width="5.481cm" svg:height="2.916cm" svg:x="2.371cm" svg:y="5.46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449cm" svg:height="2.986cm" svg:x="2.286cm" svg:y="5.272cm">
          <draw:image xlink:href="Pictures/100002010000013B000000A0D509161AE6EB5E7E.png" xlink:type="simple" xlink:show="embed" xlink:actuate="onLoad">
            <text:p/>
          </draw:image>
        </draw:frame>
        <draw:custom-shape draw:style-name="gr7" draw:text-style-name="P6" draw:layer="layout" svg:width="4.214cm" svg:height="2.789cm" svg:x="21.158cm" svg:y="5.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82cm" svg:height="2.863cm" svg:x="21.054cm" svg:y="5.352cm">
          <draw:image xlink:href="Pictures/1000020100000438000002D0546301884573E94A.png" xlink:type="simple" xlink:show="embed" xlink:actuate="onLoad">
            <text:p/>
          </draw:image>
        </draw:frame>
        <draw:frame draw:style-name="gr1" draw:text-style-name="P1" draw:layer="layout" svg:width="6.05cm" svg:height="3.81cm" svg:x="6.928cm" svg:y="10.414cm">
          <draw:image xlink:href="Pictures/10000201000001D90000012ABF1F7406443AB662.png" xlink:type="simple" xlink:show="embed" xlink:actuate="onLoad">
            <text:p/>
          </draw:image>
        </draw:frame>
        <draw:line draw:style-name="gr8" draw:text-style-name="P1" draw:layer="layout" svg:x1="4.977cm" svg:y1="8.709cm" svg:x2="7.62cm" svg:y2="10.922cm">
          <text:p/>
        </draw:line>
        <draw:line draw:style-name="gr9" draw:text-style-name="P1" draw:layer="layout" svg:x1="17.98cm" svg:y1="6.758cm" svg:x2="10.106cm" svg:y2="6.758cm">
          <text:p/>
        </draw:line>
        <draw:custom-shape draw:style-name="gr10" draw:text-style-name="P6" draw:layer="layout" svg:width="4.574cm" svg:height="2.789cm" svg:x="15.488cm" svg:y="11.43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47cm" svg:height="2.997cm" svg:x="15.388cm" svg:y="11.073cm">
          <draw:image xlink:href="Pictures/10000201000003E80000029BD3DA07802264728D.png" xlink:type="simple" xlink:show="embed" xlink:actuate="onLoad">
            <text:p/>
          </draw:image>
        </draw:frame>
        <draw:line draw:style-name="gr8" draw:text-style-name="P1" draw:layer="layout" svg:x1="20.32cm" svg:y1="10.822cm" svg:x2="22.86cm" svg:y2="8.79cm">
          <text:p/>
        </draw:line>
        <draw:line draw:style-name="gr9" draw:text-style-name="P1" draw:layer="layout" svg:x1="12.5cm" svg:y1="12.6cm" svg:x2="15.04cm" svg:y2="12.6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17cm" svg:y="1.252cm" presentation:class="title" presentation:user-transformed="true">
          <draw:text-box>
            <text:p><text:span text:style-name="T4">Git</text:span><text:span text:style-name="T3">fl</text:span><text:span text:style-name="T3">ow</text:span></text:p>
          </draw:text-box>
        </draw:frame>
        <draw:frame draw:style-name="gr1" draw:text-style-name="P1" draw:layer="layout" svg:width="1.329cm" svg:height="0.837cm" svg:x="16.597cm" svg:y="1.425cm">
          <draw:image xlink:href="Pictures/10000201000001D90000012ABF1F7406443AB662.png" xlink:type="simple" xlink:show="embed" xlink:actuate="onLoad">
            <text:p/>
          </draw:image>
        </draw:frame>
        <draw:frame draw:style-name="gr1" draw:text-style-name="P1" draw:layer="layout" svg:width="9.509cm" svg:height="5.619cm" svg:x="1.135cm" svg:y="5.334cm">
          <draw:image xlink:href="Pictures/10000201000001ED0000010E6E5967BAFC691BEA.png" xlink:type="simple" xlink:show="embed" xlink:actuate="onLoad">
            <text:p/>
          </draw:image>
        </draw:frame>
        <draw:frame draw:style-name="gr1" draw:text-style-name="P1" draw:layer="layout" svg:width="9.305cm" svg:height="4.947cm" svg:x="10.561cm" svg:y="5.334cm">
          <draw:image xlink:href="Pictures/10000201000001E5000000EF427CA00E09E3A0BE.png" xlink:type="simple" xlink:show="embed" xlink:actuate="onLoad">
            <text:p/>
          </draw:image>
        </draw:frame>
        <draw:frame draw:style-name="gr12" draw:text-style-name="P1" draw:layer="layout" svg:width="4.776cm" svg:height="5.025cm" svg:x="19.815cm" svg:y="5.365cm">
          <draw:image xlink:href="Pictures/1000020100000172000000F431CC37F8B6513D70.png" xlink:type="simple" xlink:show="embed" xlink:actuate="onLoad">
            <text:p/>
          </draw:image>
        </draw:frame>
        <draw:frame draw:style-name="gr1" draw:text-style-name="P1" draw:layer="layout" svg:width="10.316cm" svg:height="6.096cm" svg:x="1.135cm" svg:y="5.334cm">
          <draw:image xlink:href="Pictures/10000201000001ED0000010E6E5967BAFC691BEA.png" xlink:type="simple" xlink:show="embed" xlink:actuate="onLoad">
            <text:p/>
          </draw:image>
        </draw:frame>
        <draw:frame draw:style-name="gr1" draw:text-style-name="P1" draw:layer="layout" svg:width="10.095cm" svg:height="5.367cm" svg:x="11.361cm" svg:y="5.334cm">
          <draw:image xlink:href="Pictures/10000201000001E5000000EF427CA00E09E3A0BE.png" xlink:type="simple" xlink:show="embed" xlink:actuate="onLoad">
            <text:p/>
          </draw:image>
        </draw:frame>
        <draw:frame draw:style-name="gr12" draw:text-style-name="P1" draw:layer="layout" svg:width="5.181cm" svg:height="5.451cm" svg:x="21.401cm" svg:y="5.368cm">
          <draw:image xlink:href="Pictures/1000020100000172000000F431CC37F8B6513D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27cm" svg:y="0.852cm" presentation:class="title" presentation:user-transformed="true">
          <draw:text-box>
            <text:p><text:span text:style-name="T4">Proj</text:span><text:span text:style-name="T4">ect</text:span><text:span text:style-name="T3">S</text:span><text:span text:style-name="T3">truct</text:span><text:span text:style-name="T3">uring</text:span></text:p>
          </draw:text-box>
        </draw:frame>
        <draw:frame draw:style-name="gr1" draw:text-style-name="P1" draw:layer="layout" svg:width="1.329cm" svg:height="0.837cm" svg:x="20.997cm" svg:y="1.425cm">
          <draw:image xlink:href="Pictures/10000201000001D90000012ABF1F7406443AB662.png" xlink:type="simple" xlink:show="embed" xlink:actuate="onLoad">
            <text:p/>
          </draw:image>
        </draw:frame>
        <draw:frame draw:style-name="gr1" draw:text-style-name="P1" draw:layer="layout" svg:width="5.105cm" svg:height="10.979cm" svg:x="11.938cm" svg:y="4.261cm">
          <draw:image xlink:href="Pictures/10000201000000C10000019F554957F879AD519F.png" xlink:type="simple" xlink:show="embed" xlink:actuate="onLoad">
            <text:p/>
          </draw:image>
        </draw:frame>
        <draw:frame draw:style-name="gr1" draw:text-style-name="P1" draw:layer="layout" svg:width="3.703cm" svg:height="5.291cm" svg:x="19.558cm" svg:y="4.107cm">
          <draw:image xlink:href="Pictures/100002010000008C000000C8F7C4DFB3BED13A75.png" xlink:type="simple" xlink:show="embed" xlink:actuate="onLoad">
            <text:p/>
          </draw:image>
        </draw:frame>
        <draw:frame draw:style-name="gr1" draw:text-style-name="P1" draw:layer="layout" svg:width="3.121cm" svg:height="6.349cm" svg:x="1.859cm" svg:y="6.75cm">
          <draw:image xlink:href="Pictures/1000020100000076000000F018417EB8BC282DBD.png" xlink:type="simple" xlink:show="embed" xlink:actuate="onLoad">
            <text:p/>
          </draw:image>
        </draw:frame>
        <draw:frame draw:style-name="gr1" draw:text-style-name="P1" draw:layer="layout" svg:width="2.618cm" svg:height="3.359cm" svg:x="20.242cm" svg:y="10.668cm">
          <draw:image xlink:href="Pictures/10000201000000630000007FBBC472F80DDEB999.png" xlink:type="simple" xlink:show="embed" xlink:actuate="onLoad">
            <text:p/>
          </draw:image>
        </draw:frame>
        <draw:frame draw:style-name="gr1" draw:text-style-name="P1" xml:id="id1" draw:id="id1" draw:layer="layout" svg:width="2.83cm" svg:height="1.004cm" svg:x="6.64cm" svg:y="7.246cm">
          <draw:image xlink:href="Pictures/100002010000006B000000268BC1ACA6F9F9A665.png" xlink:type="simple" xlink:show="embed" xlink:actuate="onLoad">
            <text:p/>
          </draw:image>
        </draw:frame>
        <draw:frame draw:style-name="gr1" draw:text-style-name="P1" draw:layer="layout" svg:width="3.306cm" svg:height="5.793cm" svg:x="6.554cm" svg:y="8.485cm">
          <draw:image xlink:href="Pictures/100002010000007D000000DBC07262CE346A0069.png" xlink:type="simple" xlink:show="embed" xlink:actuate="onLoad">
            <text:p/>
          </draw:image>
        </draw:frame>
        <draw:line draw:style-name="gr13" draw:text-style-name="P1" draw:layer="layout" svg:x1="17.326cm" svg:y1="6.604cm" svg:x2="19.358cm" svg:y2="4.318cm">
          <text:p/>
        </draw:line>
        <draw:custom-shape draw:style-name="gr14" draw:text-style-name="P8" draw:layer="layout" svg:width="0.254cm" svg:height="0.254cm" svg:x="17.22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54cm" svg:height="0.254cm" svg:x="11.427cm" svg:y="6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54cm" svg:height="0.254cm" svg:x="17.227cm" svg:y="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7.327cm" svg:y1="7.559cm" svg:x2="20.166cm" svg:y2="10.822cm">
          <text:p/>
        </draw:line>
        <draw:line draw:style-name="gr13" draw:text-style-name="P1" draw:layer="layout" svg:x1="11.681cm" svg:y1="7.005cm" svg:x2="5.08cm" svg:y2="6.958cm">
          <text:p/>
        </draw:line>
        <draw:connector draw:style-name="gr13" draw:text-style-name="P1" draw:layer="layout" draw:type="lines" draw:line-skew="-1.34cm 0.19cm" svg:x1="11.507cm" svg:y1="7.979cm" svg:x2="9.47cm" svg:y2="7.748cm" draw:end-shape="id1" svg:d="M11507 7979h-1340l-7-231h-690" svg:viewBox="0 0 2038 232">
          <text:p/>
        </draw:connector>
        <draw:custom-shape draw:style-name="gr14" draw:text-style-name="P8" draw:layer="layout" svg:width="0.254cm" svg:height="0.254cm" svg:x="11.428cm" svg:y="7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54cm" svg:height="0.254cm" svg:x="11.428cm" svg:y="8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428cm" svg:y1="8.56cm" svg:x2="10.16cm" svg:y2="8.536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27cm" svg:y="0.852cm" presentation:class="title" presentation:user-transformed="true">
          <draw:text-box>
            <text:p><text:span text:style-name="T4">Global</text:span><text:span text:style-name="T3">Sta</text:span><text:span text:style-name="T3">te</text:span></text:p>
          </draw:text-box>
        </draw:frame>
        <draw:frame draw:style-name="gr1" draw:text-style-name="P1" draw:layer="layout" svg:width="1.329cm" svg:height="0.837cm" svg:x="18.397cm" svg:y="1.425cm">
          <draw:image xlink:href="Pictures/10000201000001D90000012ABF1F7406443AB662.png" xlink:type="simple" xlink:show="embed" xlink:actuate="onLoad">
            <text:p/>
          </draw:image>
        </draw:frame>
        <draw:frame draw:style-name="gr1" draw:text-style-name="P1" draw:layer="layout" svg:width="5.947cm" svg:height="10.128cm" svg:x="14.389cm" svg:y="4.572cm">
          <draw:image xlink:href="Pictures/10000201000000CA00000158602B5280FC157110.png" xlink:type="simple" xlink:show="embed" xlink:actuate="onLoad">
            <text:p/>
          </draw:image>
        </draw:frame>
        <draw:frame draw:style-name="gr1" draw:text-style-name="P1" draw:layer="layout" svg:width="8.22cm" svg:height="7.915cm" svg:x="4.064cm" svg:y="5.588cm">
          <draw:image xlink:href="Pictures/1000007C0000021C000002082ACE770C949BD76A.gif" xlink:type="simple" xlink:show="embed" xlink:actuate="onLoad">
            <text:p/>
          </draw:image>
        </draw:frame>
        <draw:frame draw:style-name="gr16" draw:text-style-name="P9" draw:layer="layout" svg:width="4.826cm" svg:height="1.016cm" svg:x="21.59cm" svg:y="8.382cm">
          <draw:text-box>
            <text:p>Total State : 17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27cm" svg:y="1.052cm" presentation:class="title" presentation:user-transformed="true">
          <draw:text-box>
            <text:p><text:span text:style-name="T17">support</text:span><text:span text:style-name="T17">ed</text:span><text:span text:style-name="T18">by</text:span></text:p>
          </draw:text-box>
        </draw:frame>
        <draw:frame draw:style-name="gr1" draw:text-style-name="P1" draw:layer="layout" svg:width="7.386cm" svg:height="2.504cm" svg:x="2.032cm" svg:y="7.55cm">
          <draw:image xlink:href="Pictures/1000020100000286000000DBBCC51CDFB924BC9E.png" xlink:type="simple" xlink:show="embed" xlink:actuate="onLoad">
            <text:p/>
          </draw:image>
        </draw:frame>
        <draw:frame draw:style-name="gr1" draw:text-style-name="P1" draw:layer="layout" svg:width="6.304cm" svg:height="6.304cm" svg:x="19.002cm" svg:y="5.88cm">
          <draw:image xlink:href="Pictures/100002010000019000000190B8A0EC8003CC08B4.png" xlink:type="simple" xlink:show="embed" xlink:actuate="onLoad">
            <text:p/>
          </draw:image>
        </draw:frame>
        <draw:frame draw:style-name="gr1" draw:text-style-name="P1" draw:layer="layout" svg:width="4.572cm" svg:height="4.572cm" svg:x="11.684cm" svg:y="6.534cm">
          <draw:image xlink:href="Pictures/10000000000001F4000001F4D76B8CE9E130F4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10" draw:layer="layout" svg:width="13.716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9.451cm" svg:height="2.629cm" svg:x="15.949cm" svg:y="2.937cm" presentation:class="title" presentation:user-transformed="true">
          <draw:text-box>
            <text:p><text:span text:style-name="T17">Live</text:span><text:span text:style-name="T18">De</text:span><text:span text:style-name="T18">mo</text:span></text:p>
          </draw:text-box>
        </draw:frame>
        <draw:frame presentation:style-name="pr1" draw:text-style-name="P11" draw:layer="layout" svg:width="9.451cm" svg:height="2.629cm" svg:x="15.802cm" svg:y="9.354cm" presentation:class="title" presentation:user-transformed="true">
          <draw:text-box>
            <text:p><text:span text:style-name="T19">temanjalan.netl</text:span><text:span text:style-name="T19">ify.com</text:span></text:p>
          </draw:text-box>
        </draw:frame>
        <draw:frame draw:style-name="gr1" draw:text-style-name="P1" draw:layer="layout" svg:width="13.546cm" svg:height="13.546cm" svg:x="-0.47cm" svg:y="0.932cm">
          <draw:image xlink:href="Pictures/1000020100000200000002009C1A914E704CE8C6.png" xlink:type="simple" xlink:show="embed" xlink:actuate="onLoad">
            <text:p/>
          </draw:image>
        </draw:frame>
        <draw:custom-shape draw:style-name="gr18" draw:text-style-name="P8" draw:layer="layout" svg:width="4.618cm" svg:height="0.762cm" svg:x="4.78cm" svg:y="3.302cm">
          <text:p text:style-name="P8">htpps://</text:p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9.451cm" svg:height="2.629cm" svg:x="15.95cm" svg:y="7.277cm" presentation:class="title" presentation:user-transformed="true">
          <draw:text-box>
            <text:p><text:span text:style-name="T17">Link 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9" draw:text-style-name="P8" draw:layer="layout" svg:width="28cm" svg:height="15.75cm" svg:x="0cm" svg:y="0cm">
          <draw:image xlink:href="Pictures/100000000000027E000001C46C578E412384462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0T07:00:54.412992278</meta:creation-date>
    <dc:date>2020-01-10T15:59:15.450270342</dc:date>
    <meta:editing-duration>PT1H8M47S</meta:editing-duration>
    <meta:editing-cycles>10</meta:editing-cycles>
    <meta:generator>LibreOffice/6.0.7.3$Linux_X86_64 LibreOffice_project/00m0$Build-3</meta:generator>
    <meta:document-statistic meta:object-count="120"/>
  </office:meta>
</office:document-meta>
</file>